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6a6" draw:textarea-horizontal-align="justify" draw:textarea-vertical-align="middle" draw:auto-grow-height="false" fo:min-height="5.25cm" fo:min-width="9cm"/>
      <style:paragraph-properties style:writing-mode="lr-tb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9.25cm" fo:min-width="15.732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0.5cm" fo:min-width="19.5cm"/>
      <style:paragraph-properties style:writing-mode="lr-tb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5cm" fo:min-width="10.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1.25cm" fo:min-width="30.75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4.5cm" fo:min-width="16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6.25cm" fo:min-width="12.5cm"/>
      <style:paragraph-properties style:writing-mode="lr-tb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7.25cm" fo:min-width="28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5.75cm" fo:min-width="11cm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justify" draw:textarea-vertical-align="middle" draw:auto-grow-height="false" fo:min-height="5.75cm" fo:min-width="11cm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5.6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P1" style:family="paragraph">
      <style:paragraph-properties fo:text-align="center" style:writing-mode="lr-tb"/>
      <style:text-properties fo:font-size="48pt" style:font-size-asian="48pt" style:font-size-complex="48pt"/>
    </style:style>
    <style:style style:name="P2" style:family="paragraph">
      <loext:graphic-properties draw:fill="solid" draw:fill-color="#ffa6a6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48pt" style:font-size-asian="48pt" style:font-size-complex="4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 style:writing-mode="lr-tb"/>
      <style:text-properties fo:font-size="48pt" style:font-size-asian="48pt" style:font-size-complex="48pt"/>
    </style:style>
    <style:style style:name="P10" style:family="paragraph">
      <loext:graphic-properties draw:fill="solid" draw:fill-color="#dddddd"/>
      <style:paragraph-properties fo:margin-left="0cm" fo:margin-right="0cm" fo:text-align="center" fo:text-indent="0cm" style:writing-mode="lr-tb"/>
      <style:text-properties fo:font-size="48pt" style:font-size-asian="48pt" style:font-size-complex="48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loext:graphic-properties draw:fill="none"/>
      <style:paragraph-properties fo:margin-left="0cm" fo:margin-right="0cm" fo:text-align="center" fo:text-indent="0cm" style:writing-mode="lr-tb"/>
    </style:style>
    <style:style style:name="P13" style:family="paragraph">
      <loext:graphic-properties draw:fill="solid" draw:fill-color="#77bc65"/>
      <style:paragraph-properties fo:margin-left="0cm" fo:margin-right="0cm" fo:text-align="center" fo:text-indent="0cm" style:writing-mode="lr-tb"/>
      <style:text-properties fo:font-size="48pt" style:font-size-asian="48pt" style:font-size-complex="48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cm" svg:height="5.5cm" svg:x="16.25cm" svg:y="8cm">
          <text:p text:style-name="P1"><text:span text:style-name="T1">Suspicious </text:span></text:p>
          <text:p text:style-name="P1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5cm" svg:height="5.5cm" svg:x="27cm" svg:y="8cm">
          <text:p text:style-name="P1"><text:span text:style-name="T1">Source </text:span></text:p>
          <text:p text:style-name="P1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.232cm" svg:height="9.5cm" svg:x="19.25cm" svg:y="19cm">
          <text:p text:style-name="P1"><text:span text:style-name="T1">ENCOPLOT: </text:span></text:p>
          <text:p text:style-name="P1"><text:span text:style-name="T1">Pairwise </text:span><text:span text:style-name="T1">Sequence </text:span></text:p>
          <text:p text:style-name="P1"><text:span text:style-name="T1">Matching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2.25cm" svg:y1="13.5cm" svg:x2="28.25cm" svg:y2="19cm">
          <text:p/>
        </draw:line>
        <draw:line draw:style-name="gr4" draw:text-style-name="P4" draw:layer="layout" svg:x1="21cm" svg:y1="13.5cm" svg:x2="25cm" svg:y2="19cm">
          <text:p/>
        </draw:line>
        <draw:line draw:style-name="gr5" draw:text-style-name="P6" draw:layer="layout" svg:x1="35.5cm" svg:y1="22.75cm" svg:x2="46.75cm" svg:y2="22.75cm">
          <text:p text:style-name="P5"><text:span text:style-name="T1"/></text:p>
          <text:p text:style-name="P5"><text:span text:style-name="T1">Offset</text:span></text:p>
          <text:p text:style-name="P5"><text:span text:style-name="T1"><text:s/></text:span><text:span text:style-name="T1">pairs</text:span></text:p>
          <text:p text:style-name="P5"><text:span text:style-name="T1"/></text:p>
        </draw:line>
        <draw:custom-shape draw:style-name="gr6" draw:text-style-name="P3" draw:layer="layout" svg:width="20cm" svg:height="10.75cm" svg:x="46.75cm" svg:y="17.75cm">
          <text:p text:style-name="P1"><text:span text:style-name="T1">Extract the most promising </text:span></text:p>
          <text:p text:style-name="P1"><text:span text:style-name="T1">Suspicious – Source </text:span></text:p>
          <text:p text:style-name="P1"><text:span text:style-name="T1">Documents pai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1cm" svg:height="5.25cm" svg:x="78cm" svg:y="21cm">
          <text:p text:style-name="P1"><text:span text:style-name="T1">Create the </text:span></text:p>
          <text:p text:style-name="P1"><text:span text:style-name="T1">text 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66.75cm" svg:y1="23.75cm" svg:x2="78cm" svg:y2="23.5cm">
          <text:p text:style-name="P5"><text:span text:style-name="T1">Documents</text:span></text:p>
          <text:p text:style-name="P5"><text:span text:style-name="T1">Pair</text:span></text:p>
        </draw:line>
        <draw:path draw:style-name="gr9" draw:text-style-name="P7" draw:layer="layout" svg:width="17.871cm" svg:height="3.037cm" draw:transform="skewX (-0.507367213554752) rotate (0.111177473352039) translate (35.5cm 28.5cm)" svg:viewBox="0 0 17872 3038" svg:d="M0 0c947 1034 2924 4611 17872 2243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1">Offset pairs</text:span></text:p>
        </draw:path>
        <draw:custom-shape draw:style-name="gr10" draw:text-style-name="P3" draw:layer="layout" svg:width="31.25cm" svg:height="11.5cm" svg:x="125.5cm" svg:y="18.5cm">
          <text:p text:style-name="P1"><text:span text:style-name="T1">Pretrained </text:span></text:p>
          <text:p text:style-name="P1"><text:span text:style-name="T1">sentence </text:span><text:span text:style-name="T1">transformer</text:span></text:p>
          <text:p text:style-name="P1"><text:span text:style-name="T1"/></text:p>
          <text:p text:style-name="P1"><text:span text:style-name="T1">(xlm-r-</text:span><text:span text:style-name="T1">distilroberta-</text:span><text:span text:style-name="T1">base-</text:span><text:span text:style-name="T1">paraphrase-v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89cm" svg:y1="22.444cm" svg:x2="104cm" svg:y2="17.25cm">
          <text:p text:style-name="P5"><text:span text:style-name="T1">Preprocessing</text:span></text:p>
          <text:p text:style-name="P5"><text:span text:style-name="T2"/></text:p>
        </draw:line>
        <draw:custom-shape draw:style-name="gr12" draw:text-style-name="P3" draw:layer="layout" svg:width="16.5cm" svg:height="4.75cm" svg:x="141.5cm" svg:y="37cm">
          <text:p text:style-name="P1"><text:span text:style-name="T1"/></text:p>
          <text:p text:style-name="P1"><text:span text:style-name="T1">Suspicious segments</text:span></text:p>
          <text:p text:style-name="P1"><text:span text:style-name="T1">embedding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6.5cm" svg:height="4.75cm" svg:x="122.75cm" svg:y="37cm">
          <text:p text:style-name="P1"><text:span text:style-name="T1">Source </text:span><text:span text:style-name="T1">segments 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43.25cm" svg:y1="30cm" svg:x2="149.25cm" svg:y2="37cm">
          <text:p/>
        </draw:line>
        <draw:line draw:style-name="gr14" draw:text-style-name="P4" draw:layer="layout" svg:x1="136.75cm" svg:y1="30cm" svg:x2="131.25cm" svg:y2="37cm">
          <text:p/>
        </draw:line>
        <draw:line draw:style-name="gr11" draw:text-style-name="P8" draw:layer="layout" svg:x1="89cm" svg:y1="22.444cm" svg:x2="104cm" svg:y2="28.25cm">
          <text:p text:style-name="P5"><text:span text:style-name="T1">Preprocessing</text:span></text:p>
          <text:p text:style-name="P5"><text:span text:style-name="T2"/></text:p>
        </draw:line>
        <draw:custom-shape draw:style-name="gr15" draw:text-style-name="P3" draw:layer="layout" svg:width="13cm" svg:height="6.5cm" svg:x="104cm" svg:y="15cm">
          <text:p text:style-name="P1"><text:span text:style-name="T1">Clean suspicious</text:span></text:p>
          <text:p text:style-name="P1"><text:span text:style-name="T1">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3cm" svg:height="6.5cm" svg:x="104cm" svg:y="23.75cm">
          <text:p text:style-name="P1"><text:span text:style-name="T1">Clean source </text:span></text:p>
          <text:p text:style-name="P1"><text:span text:style-name="T1">seg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17cm" svg:y1="28.5cm" svg:x2="125.5cm" svg:y2="24.25cm">
          <text:p/>
        </draw:line>
        <draw:line draw:style-name="gr14" draw:text-style-name="P4" draw:layer="layout" svg:x1="117cm" svg:y1="19.25cm" svg:x2="125.5cm" svg:y2="24cm">
          <text:p/>
        </draw:line>
        <draw:custom-shape draw:style-name="gr16" draw:text-style-name="P10" draw:layer="layout" svg:width="28.5cm" svg:height="7.5cm" svg:x="124.75cm" svg:y="48cm">
          <text:p text:style-name="P9"><text:span text:style-name="T1">Extract the most promising segment</text:span></text:p>
          <text:p text:style-name="P9"><text:span text:style-name="T1">pairs based on their cosine similarity</text:span></text:p>
          <text:p text:style-name="P9"><text:span text:style-name="T1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1" draw:layer="layout" svg:x1="145.25cm" svg:y1="41.5cm" svg:x2="139.75cm" svg:y2="48cm">
          <text:p/>
        </draw:line>
        <draw:line draw:style-name="gr18" draw:text-style-name="P11" draw:layer="layout" svg:x1="132.75cm" svg:y1="41.75cm" svg:x2="138.5cm" svg:y2="48cm">
          <text:p/>
        </draw:line>
        <draw:line draw:style-name="gr19" draw:text-style-name="P12" draw:layer="layout" svg:x1="139cm" svg:y1="55.5cm" svg:x2="139cm" svg:y2="63cm">
          <text:p/>
        </draw:line>
        <draw:custom-shape draw:style-name="gr20" draw:text-style-name="P10" draw:layer="layout" svg:width="11.5cm" svg:height="6cm" svg:x="133.25cm" svg:y="63cm">
          <text:p text:style-name="P9"><text:span text:style-name="T1">DBS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1.5cm" svg:height="6cm" svg:x="157.75cm" svg:y="63cm">
          <text:p text:style-name="P9"><text:span text:style-name="T1">Plagiarized </text:span></text:p>
          <text:p text:style-name="P9"><text:span text:style-name="T1">pass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2" draw:layer="layout" svg:x1="144.75cm" svg:y1="65.75cm" svg:x2="157.75cm" svg:y2="65.75cm">
          <text:p text:style-name="P14"/>
          <text:p text:style-name="P14"/>
        </draw:line>
        <draw:frame draw:style-name="gr23" draw:text-style-name="P15" draw:layer="layout" svg:width="14cm" svg:height="5.927cm" svg:x="136.25cm" svg:y="56.323cm">
          <draw:text-box>
            <text:p text:style-name="P14"><text:span text:style-name="T1">Segments </text:span></text:p>
            <text:p text:style-name="P14"><text:span text:style-name="T1">pairs</text:span></text:p>
          </draw:text-box>
        </draw:frame>
        <draw:frame draw:style-name="gr24" draw:text-style-name="P16" draw:layer="layout" svg:width="11.5cm" svg:height="4.5cm" svg:x="145.25cm" svg:y="61.75cm">
          <draw:text-box>
            <text:p text:style-name="P14"><text:span text:style-name="T1">Clusters of segment pai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0.4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7:23:01.520000000</meta:creation-date>
    <dc:date>2021-06-24T22:14:31.909522170</dc:date>
    <meta:editing-duration>PT34M32S</meta:editing-duration>
    <meta:editing-cycles>9</meta:editing-cycles>
    <meta:generator>LibreOffice/6.4.7.2$Linux_X86_64 LibreOffice_project/40$Build-2</meta:generator>
    <meta:document-statistic meta:object-count="30"/>
  </office:meta>
</office:document-meta>
</file>